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aec4" officeooo:paragraph-rsid="0010aec4"/>
    </style:style>
    <style:style style:name="P2" style:family="paragraph" style:parent-style-name="Standard">
      <style:text-properties officeooo:rsid="001131e3" officeooo:paragraph-rsid="001fdcdd"/>
    </style:style>
    <style:style style:name="P3" style:family="paragraph" style:parent-style-name="Standard">
      <style:text-properties officeooo:rsid="001131e3" officeooo:paragraph-rsid="001131e3"/>
    </style:style>
    <style:style style:name="P4" style:family="paragraph" style:parent-style-name="Standard">
      <style:text-properties officeooo:rsid="0011b838" officeooo:paragraph-rsid="0011b838"/>
    </style:style>
    <style:style style:name="P5" style:family="paragraph" style:parent-style-name="Standard">
      <style:text-properties officeooo:rsid="0011ef9f" officeooo:paragraph-rsid="0011ef9f"/>
    </style:style>
    <style:style style:name="P6" style:family="paragraph" style:parent-style-name="Standard">
      <style:text-properties officeooo:rsid="0013e57b" officeooo:paragraph-rsid="0013e57b"/>
    </style:style>
    <style:style style:name="T1" style:family="text">
      <style:text-properties officeooo:rsid="001b4895"/>
    </style:style>
    <style:style style:name="T2" style:family="text">
      <style:text-properties officeooo:rsid="001131e3"/>
    </style:style>
    <style:style style:name="T3" style:family="text">
      <style:text-properties officeooo:rsid="001c066e"/>
    </style:style>
    <style:style style:name="T4" style:family="text">
      <style:text-properties officeooo:rsid="001dd039"/>
    </style:style>
    <style:style style:name="T5" style:family="text">
      <style:text-properties officeooo:rsid="001eb23a"/>
    </style:style>
    <style:style style:name="T6" style:family="text">
      <style:text-properties officeooo:rsid="0011b838"/>
    </style:style>
    <style:style style:name="T7" style:family="text">
      <style:text-properties officeooo:rsid="001fdcdd"/>
    </style:style>
    <style:style style:name="T8" style:family="text">
      <style:text-properties officeooo:rsid="00203e50"/>
    </style:style>
    <style:style style:name="T9" style:family="text">
      <style:text-properties officeooo:rsid="0021cf5c"/>
    </style:style>
    <style:style style:name="T10" style:family="text">
      <style:text-properties officeooo:rsid="0011ef9f"/>
    </style:style>
    <style:style style:name="T11" style:family="text">
      <style:text-properties officeooo:rsid="0013e57b"/>
    </style:style>
    <style:style style:name="T12" style:family="text">
      <style:text-properties officeooo:rsid="0023b679"/>
    </style:style>
    <style:style style:name="T13" style:family="text">
      <style:text-properties officeooo:rsid="0015b015"/>
    </style:style>
    <style:style style:name="T14" style:family="text">
      <style:text-properties officeooo:rsid="002324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span text:style-name="T1">H</text:span>allo zusammen! Mein Name ist Axel. Ich bin gerade aufgewacht. Mein Wecker hat geklingelt… schon um 6 Uhr! <text:span text:style-name="T2">Oh </text:span>Mann, <text:span text:style-name="T3">i</text:span>ch würde gerne weiterschlafen. Aber ihr wisst, wie das ist… Ich muss arbeiten. Also stehe ich jetzt auf. </text:p>
      <text:p text:style-name="P1"/>
      <text:p text:style-name="P1">2.) <text:span text:style-name="T4">So, jetzt brauch ich erstmal Frühstück: Müsli </text:span><text:span text:style-name="T5">mit Früchten, ja</text:span>! Ich bin noch ziemlich müde… Aber wisst ihr, was da hilft? Richtig: Kaffee! Ich mache mir einen großen Cappuccino mit Hafermilch. Und schon habe ich mehr Energie! Dann gucke ich auf die Uhr und.. oh Mann, schon so spät? Ich muss los zur Arbeit! </text:p>
      <text:p text:style-name="P1"/>
      <text:p text:style-name="P1">3.) Auf dem Weg zur Arbeit merke ich: Es ist kälter geworden. Der Sommer ist jetzt wirklich vorbei. <text:span text:style-name="T2">Das macht mich ein bisschen traurig. A</text:span><text:span text:style-name="T6">ber a</text:span><text:span text:style-name="T2">uf der Straße treffe ich einen netten Nachbarn – das </text:span><text:span text:style-name="T6">macht mich wieder fröhlicher</text:span><text:span text:style-name="T2">. Aber ich kann nicht lange mit ihm sprechen – ich muss ins Büro. Also gehe ich schnell zur U-Bahn.</text:span></text:p>
      <text:p text:style-name="P1"/>
      <text:p text:style-name="P2">4.) <text:span text:style-name="T7">Und hier bin ich im Büro!</text:span> Ich bin Grafikdesigner in einer Agentur. Wir haben viele Kunden auf der ganzen Welt, und die Projekte müssen schnell fertig werden. Das ist manchmal stressig. Aber das Gute ist: Meine Kollegen sind total nett. Wir helfen uns immer gegenseitig, wenn viel zu tun ist. Es gibt also eine gut<text:span text:style-name="T7">e Atmosphäre </text:span><text:span text:style-name="T8">hier</text:span><text:span text:style-name="T7">. Und das ist das Wichtigste, oder?</text:span></text:p>
      <text:p text:style-name="P3"/>
      <text:p text:style-name="P4">5.) Endlich Mittagspause! In der Mittagspause gehe ich oft <text:span text:style-name="T9">hier </text:span>in den Park, um mich zu entspannen. Ich <text:span text:style-name="T9">sitz einfach hier und </text:span>beobachte die Leute, die Hunde, die schönen Bäume... <text:span text:style-name="T9">und w</text:span>enn die Pause vorbei ist, gehe ich zurück ins Büro <text:span text:style-name="T10">und arbeite weiter.</text:span> <text:span text:style-name="T11">A</text:span>ber nur <text:span text:style-name="T11">noch</text:span> für ein paar Stunden. </text:p>
      <text:p text:style-name="P4"/>
      <text:p text:style-name="P4">6.) <text:span text:style-name="T10">Endlich Feierabend! Ich bin wieder zuhause. Früher habe ich abends oft Filme geguckt. Aber heutzutage lese ich lieber interessante Bücher: Zum Beispiel zum Thema Künstliche Intelligenz, </text:span><text:span text:style-name="T11">also KI</text:span><text:span text:style-name="T10">. Das finde ich mega spannend. Ich frage mich, welche Effekte K</text:span><text:span text:style-name="T11">I</text:span><text:span text:style-name="T10"> auf unsere Welt haben wird. Und ich lerne, wie ich sie effektiv einsetzen kann in meinem Job als Grafikdesigner.</text:span></text:p>
      <text:p text:style-name="P4"/>
      <text:p text:style-name="P5">7.) Jetzt ist es schon <text:span text:style-name="T12">halb 12</text:span>. Zeit für mich, das Licht auszumachen und zu schlafen. <text:span text:style-name="T11">Denn morgen muss ich ja wieder arbeiten. </text:span><text:span text:style-name="T13">Wie hat euch dieses Video gefallen? </text:span><text:span text:style-name="T14">Gebt mir gerne Feedback. Den Text und das Quiz </text:span><text:span text:style-name="T11">findet ihr wie immer über den Link in der Beschreibung. </text:span></text:p>
      <text:p text:style-name="P6">Bis bald! Euer Axel.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7T17:59:55.672000000</meta:creation-date>
    <dc:date>2024-10-28T15:12:11.835000000</dc:date>
    <meta:editing-duration>PT3H58M20S</meta:editing-duration>
    <meta:editing-cycles>2</meta:editing-cycles>
    <meta:generator>LibreOffice/24.8.2.1$Windows_X86_64 LibreOffice_project/0f794b6e29741098670a3b95d60478a65d05ef13</meta:generator>
    <meta:document-statistic meta:table-count="0" meta:image-count="0" meta:object-count="0" meta:page-count="1" meta:paragraph-count="8" meta:word-count="376" meta:character-count="2182" meta:non-whitespace-character-count="1807"/>
  </office:meta>
</office:document-meta>
</file>